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_GB23121" svg:font-family="楷体_GB2312"/>
    <style:font-face style:name="楷体_GB2312" svg:font-family="楷体_GB2312, sans-serif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paragraph-properties fo:margin-top="0in" fo:margin-bottom="0in"/>
      <style:text-properties style:font-size-asian="10pt"/>
    </style:style>
    <style:style style:name="P3" style:family="paragraph" style:parent-style-name="Text_20_body">
      <style:paragraph-properties fo:margin-top="0in" fo:margin-bottom="0in"/>
    </style:style>
    <style:style style:name="Sect1" style:family="section">
      <style:section-properties fo:margin-left="0in" fo:margin-right="0in"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江南春</text:h>
      <text:section text:style-name="Sect1" text:name="main">
        <text:p text:style-name="P2">花满树，燕思栖。新风拂翠柳，绿雨润寒衣。颦颦西子情难寄，恹恹与卿梦相依。</text:p>
        <text:p text:style-name="P3">2004年03月14日, 星期日 23:06 (82960)</text:p>
      </text:section>
      <text:section text:style-name="Sect1" text:name="Section1">
        <text:h text:style-name="P1" text:outline-level="1" text:is-list-header="true"><text:bookmark text:name="main"/>风花</text:h>
        <text:p text:style-name="P3">月是雪的魂魄，花是风的精灵。风花，肆意挥洒的激情，稍纵即逝的美丽，透着死亡的气息，衬托生命的动人。</text:p>
        <text:p text:style-name="P3">2004年03月15日, 星期一 12:46 (83455)</text:p>
      </text:section>
      <text:section text:style-name="Sect1" text:name="Section2">
        <text:h text:style-name="P1" text:outline-level="1" text:is-list-header="true"><text:bookmark text:name="main1"/>春，风，回忆</text:h>
        <text:p text:style-name="P3">春无踪迹：提拉米苏之恋</text:p>
        <text:p text:style-name="P3"><text:a xlink:type="simple" xlink:href="http://www.blogdriver.com/showBlog.do?diaryID=112806" office:target-frame-name="_blank" xlink:show="new">http://www.blogdriver.com/showBlog.do?diaryID=112806</text:a></text:p>
        <text:p text:style-name="P3"> </text:p>
        <text:p text:style-name="P3">记得去年的春天，风和漫天的杨花柳絮，和那个妖精出没海淀的每家酒吧与咖啡厅，爱死了卡布奇诺加提拉米苏的那种甜腻。穿着宽松的薄毛衣，坐在必 胜客冷清的窗前座位，肆意地嘲笑这个宛如末世的城市，带着泪水。干净的街头，救护车带着死神飞驰，白色的毛衣一尘不染，仿佛两只坠入红尘的精灵。</text:p>
        <text:p text:style-name="P3"> </text:p>
        <text:p text:style-name="P3">或是沿着一家家菜馆大快朵颐，或是唱歌直到喉咙沙哑，或是坐在万圣的地上看蔡天新的《数字与玫瑰》。恋情是整个世界，倾城也只是背景。张爱玲写道：“他们把彼此看得透明透亮，仅仅是一刹那的彻底的谅解。”感谢天，让我与那个妖精的故事永远地刻在了世界上。</text:p>
        <text:p text:style-name="P3"> </text:p>
        <text:p text:style-name="P3">2003年4月，我们终此生也不会忘记这个人间四月天，全世界是我们的见证。</text:p>
        <text:p text:style-name="P3">2004年04月12日, 星期一 10:24 (112891)</text:p>
      </text:section>
      <text:section text:style-name="Sect1" text:name="Section3">
        <text:h text:style-name="P1" text:outline-level="1" text:is-list-header="true"><text:bookmark text:name="main2"/>雨中游宁波</text:h>
        <text:p text:style-name="P3">闷热的天一阁和大雨滂沱的宁波外滩，一个绿色古雅的城市。支离的记忆碎片中，氤氲丁香的芬芳。</text:p>
        <text:p text:style-name="P3">2004年05月30日, 星期日 21:56 (178020)</text:p>
      </text:section>
      <text:section text:style-name="Sect1" text:name="Section4">
        <text:h text:style-name="P1" text:outline-level="1" text:is-list-header="true"><text:bookmark text:name="main3"/>旧友重逢</text:h>
        <text:p text:style-name="P3">到上海见了Windy姐姐和think，又是一年多不见了，think还是这么年轻，Windy姐姐也还是这么漂亮。四个人一起逛街买衣服，选了几件T shirt，给我买了一个银制的挂坠，很可爱。</text:p>
        <text:p text:style-name="P3"> </text:p>
        <text:p text:style-name="P3">think还是满世界跑着做培训，好多的大客户从他这里学到了UML和use case。Windy姐姐在做软件可用性的研究，真是羡慕她，在家做自己喜欢的事。再过几年，我们又会在做着什么呢？</text:p>
        <text:p text:style-name="P3">2004年08月2日, 星期一 09:12 (265907)</text:p>
      </text:section>
      <text:section text:style-name="Sect1" text:name="Section5">
        <text:h text:style-name="P1" text:outline-level="1" text:is-list-header="true"><text:bookmark text:name="main4"/>星巴克的风格</text:h>
        <text:p text:style-name="P3">秋日艳阳，与玥畅游西湖后，坐进了湖畔的星巴克。喝着星冰乐，看窗外游人如织。玥突然问：“星巴克的特点，是什么？”略一沉吟，答曰：“就是没有特点。”</text:p>
        <text:p text:style-name="P3"> </text:p>
        <text:p text:style-name="P3">星 巴克的风格就是没有风格。不论是在王府井、当代商城、天一广场、武林广场还是涌金门，不论是木桌小窗还是玻璃屋顶，星巴克永远是一个浅的、平的、一眼看透 的所在。是以，不论在任何城市，拎着笔记本电脑风尘仆仆下了飞机之后，总可以放心地坐进星巴克小憩片刻——咖啡店是各有性格的，若是进了不相熟的店，只会 觉得浑身不自在，恨不能一口饮尽拔腿而逃。北京的咖啡店，也只有星巴克和醒客算是旧相识，随时去了都可以坐着恣意冥思出神。别的店子，多少有些如芒在背的 生分。若是有天不幸去了巴黎，想来也有胆量坐进星巴克说一声“Cappuccino, please”吧，那咖啡杯和烟灰缸该是熟稔亲切的。</text:p>
        <text:p text:style-name="P3"> </text:p>
        <text:p text:style-name="P3">难怪丁香只求请她喝一杯星巴克。陌路初识的两人，本已透着尴尬了，还是到大家都放松的店里，喝一杯全国各地都一样的星冰乐，霎时间便有了共同话题。</text:p>
        <text:p text:style-name="P3">2004年09月27日, 星期一 14:56 (342408)</text:p>
      </text:section>
      <text:section text:style-name="Sect1" text:name="Section6">
        <text:h text:style-name="P1" text:outline-level="1" text:is-list-header="true"><text:bookmark text:name="main5"/>在北京</text:h>
        <text:p text:style-name="P3">花天酒地，夜夜笙歌，胃有点受不了的说。</text:p>
        <text:p text:style-name="P3"> </text:p>
        <text:p text:style-name="P3">北京，还是那么熟悉、那么亲切的所在。</text:p>
        <text:p text:style-name="P3">2004年10月5日, 星期二 09:01 (349084)</text:p>
      </text:section>
      <text:section text:style-name="Sect1" text:name="Section7">
        <text:h text:style-name="P1" text:outline-level="1" text:is-list-header="true"><text:bookmark text:name="main6"/>京城腐败记</text:h>
        <text:p text:style-name="P3">9 月30日早上到北京站，坐在104电车上，小雨已经浠烯沥沥飘起来。待出门时，已经变成了滂沱大雨，从没见过北京国庆时下这么大的雨。到大运村见了朋友， 没吃午饭。下午4点到CSDN，呼朋唤友到国展后门的小天鹅。小天鹅的火锅显得中庸，已经有点变成北方味，辣得不透彻，老婆吃得不过瘾。早知道该去辣婆婆 吃水煮鱼，好在歌舞演出还算有趣。</text:p>
        <text:p text:style-name="P3"> </text:p>
        <text:p text:style-name="P3">10月1日晴空万里，八级大风，冷。中午叔公请吃烤鸭，在海淀黄庄的鸭王，味道不行，酱太咸。北京最好的烤鸭不是全聚德，是西三环的九华山庄， 以前王森来北京时就是去那边吃的。鸭王价钱还贵，5个人吃了255，比天外天都贵了。黄庄路口东北海淀剧院后面有家九头鸟，西南有家川东重庆菜，都是以前 常去的地方。川东重庆菜的水煮鱼颇正宗，以前常常把辣椒打包回家做辣子鸡。</text:p>
        <text:p text:style-name="P3"> </text:p>
        <text:p text:style-name="P3">吃完午饭去圆明园吹风，吹到鼻涕直流。刚出圆明园东门，CSDN唐琦打电话来，一车坐到西外大街，吃老北京涮肉。涮羊肉的精髓在麻酱，麻酱的精 髓在豆腐乳和韭菜花。好的豆腐乳鲜甜，差的只有傻咸味。吃着羊肉，又是白的又是啤的，很快喝到位了。再切生日蛋糕，还带了一个小蛋糕回家，老婆说这叫连吃 带拿。</text:p>
        <text:p text:style-name="P3"> </text:p>
        <text:p text:style-name="P3">10月2日好天气，中午在奶奶家吃饭，下午逛到万圣书园，在醒客喝了一杯冰Latte。醒客的Latte是80%的奶加上20%的 Espresso，走得累了解渴最合适。虫虫、陶文、Jacques渐次来到，赖着Jacques买了三本书送我，再聊一会天，去吃蜀味浓。蜀味浓在苏州 街北，四环海淀桥下往南500米路西，老板丘二都是重庆人，魔芋烧鸭子是一绝。7人点了一个啤酒鸭火锅，油碟打上来就觉得正宗。可惜没有喝酒的人，吃火锅 喝可乐消不下火，吃到后来觉得喉咙干辣干辣的。蜀味浓还有黄辣丁火锅，不过我一向不爱吃黄辣丁。蜀味浓隔壁是白家大宅门，深宅大院，宫廷菜，味道和感觉都 不错，不过很贵，没有清华汤总编这样人物请客是不能去的。</text:p>
        <text:p text:style-name="P3"> </text:p>
        <text:p text:style-name="P3">10月3日游前门北海，回家在眉州东坡酒家吃黄辣丁——我一条都没吃，老婆倒是很喜欢。眉州东坡酒家分店也不少，去的是安贞桥北200米路东小 巷里一家。其他菜都很普通，黄辣丁和魔芋烧鸭子还不错。眉州东坡的东坡肘子味道特别，值得一试，但每月不宜吃超过两次，多则腻。相比之下，楼外楼的东坡肉 “筷感”虽好，味道实在差了不少，不像猪肉了。夜里胃不适，看《随园食单》，觉得我们真有饕餮之罪。</text:p>
        <text:p text:style-name="P3"> </text:p>
        <text:p text:style-name="P3">10月4日游颐和园，走至筋疲力尽。唐琦电话又来，宝琴吃傣家菜。宝琴在民族大学北侧，白石桥路西。这条街2001年前是新疆街，全是新疆餐 馆，物美价廉，但治安也成问题，双安门口偷包的维族小孩都是住这里的。后来建韦伯豪公寓，把新疆人赶了个七七八八。宝琴店面不大，乍看无特色，但日日客 满，从不订座。只有去年闹非典时，我与曾曾中午来吃，竟空无一人。一行十几人没有座位，只好换到隔壁新疆馆吃大盘鸡。新疆馆子我最爱吃烤羊腿，记得当年几 个同学带着两瓶竹叶青吃烤羊腿，何等快意。宝琴往西，魏公村路口上还有一家湘菜味道不错，米饭蒸得尤其香。吃饱喝足，又到麦乐迪吊嗓子。民大对面这家麦乐 迪是我上学时光顾最多的KTV，还有火山，好象每次有什么大学生活动都在这里。</text:p>
        <text:p text:style-name="P3"> </text:p>
        <text:p text:style-name="P3">10月5日、6日，午饭分别在必胜客和吉野家。必胜客的蜗牛果然好吃，骷髅的推荐是正确滴。提拉米苏应该是脆脆的冰淇淋蛋糕才有口感，杭州的店 不知道为什么总要做成软软的。程程以前说吉野家的牛肉饭好吃，品尝之下，结论是不行。当午餐还可以凑合——如果是外卖的话；晚餐断然不可，太寡淡，感觉像 在吃涮羊肉的剩脚。5日晚上吃了一顿老北京炸酱面，我认为除了面之外都不好吃，老婆认为全都不好吃，结论是再也不吃第二次。</text:p>
        <text:p text:style-name="P3"> </text:p>
        <text:p text:style-name="P3">6日晚，在火车上，唐琦又发短信，说在宝琴吃傣家菜了，羡慕得我们口水直流。今天本想找找杭州有没有傣家菜，找来找去发现杭州确实没啥好吃的， 连东部软件园对面那家烧鸡公都被捧为“杭城第一烧鸡公”——就那水准，在北京铁定做不走。像potian这样口味清淡倒是无所谓，我和老婆可就难受了。 sigh，现在只好等春节回家再腐败。</text:p>
        <text:p text:style-name="P3">2004年10月8日, 星期五 15:48 (352366)</text:p>
      </text:section>
      <text:section text:style-name="Sect1" text:name="Section8">
        <text:h text:style-name="P1" text:outline-level="1" text:is-list-header="true"><text:bookmark text:name="main7"/>三十万负翁是这样炼成的</text:h>
        <text:p text:style-name="P3">总算办完了贷款手续，正式成为三十万负翁。每天坐车上下班的路上，可以看到“鹿港”的两个大字，以后还会看到我们那栋楼一天天长起来，心里觉得暖暖的。妻说，终于有一个真正的、属于自己的家了。虽然要明年才能住进去。</text:p>
        <text:p text:style-name="P3"> </text:p>
        <text:p text:style-name="P3">我们以后的咖啡店叫“鹿港5号”吧，也是很不错的名字呢。</text:p>
        <text:p text:style-name="P3">2005年01月11日, 星期二 10:14 (496967)</text:p>
      </text:section>
      <text:section text:style-name="Sect1" text:name="Section9">
        <text:h text:style-name="P1" text:outline-level="1" text:is-list-header="true"><text:bookmark text:name="main8"/>三月·樱</text:h>
        <text:p text:style-name="P3">没来由的，想起了去年的这个时候。东部软件园还算宽敞的办公室，阳光暖暖地洒进来，窗外樱花轻舞飞扬。慵懒的下午，打一场篮球，或是闲逛乱七八糟的小书店，或是到西湖边听风吹柳，然后踏着暮色游荡在古墩路上，脑子里不断迸出灵感。这样的日子，似乎已经恍若隔世了。 </text:p>
        <text:p text:style-name="P3">2005年03月22日, 星期二 15:17 (587619)</text:p>
      </text:section>
      <text:section text:style-name="Sect1" text:name="Section10">
        <text:h text:style-name="P1" text:outline-level="1" text:is-list-header="true"><text:bookmark text:name="main9"/>春来了</text:h>
        <text:p text:style-name="P3">(there's an image) <text:line-break/>(there's an image)</text:p>
        <text:p text:style-name="P3">2005年03月31日, 星期四 10:05 (602247)</text:p>
      </text:section>
      <text:section text:style-name="Sect1" text:name="Section11">
        <text:h text:style-name="P1" text:outline-level="1" text:is-list-header="true"><text:bookmark text:name="main10"/>成为MF的同事</text:h>
        <text:p text:style-name="Text_20_body">10月26日，西安的第二天，睡至自然醒，与Vincent慢慢溜达到软件园。办公室里吃两口饼干，喝一杯奶，打开文档随便写写。11点，Bhaskar同志据说是倒过了中印之间的时差，开工配网络，Vincent任翻译。</text:p>
        <text:p text:style-name="Text_20_body">中 午在园区餐厅吃饭，Bhaskar同志说面条“不好吃”，一帮人吃8块钱的份饭。教B同志用筷子，略有成效，至最后仍旧忍不住手撕鸡腿。Coco发现一个 问题，中国食物很难用英文解释。努力尝试，其余三人心怀敬佩凝望。饭完发现B同志亦是烟友，抽烟兼着瞎扯，英文不够用也扯得挺开心。</text:p>
        <text:p text:style-name="Text_20_body">下午叫 来园区的网管帮忙，与Vincent共同任翻译，前言不搭后语，Coco与Jessie躲在office笑翻。四点一大票candidate来面试，回想 往日招人从来没有这般盛况，不禁艳羡，转念为自豪。B同志终于配好网络，上Notes收信，一大堆的welcome，受宠若惊。还有Jon Tirsen、Paul Hammant等人的邮件讨论，有高山仰止之感。</text:p>
        <text:p text:style-name="Text_20_body">在office等着忙碌的Jessie至8点，奔回民街“一分 利”吃饭。Coco中午发现的问题此时全面爆发，牛肚说是“stomach”，黑木耳说是“wood's ear”。至蕨根粉说是“wood's foot”，Jessie已然笑岔了气。B同志对中文颇有兴趣，指着三轮车字正腔圆地说“三轮车”，背后三人再次笑岔气。</text:p>
        <text:p text:style-name="Text_20_body">热心的出租车师傅问及与B同志的关系，答曰“同事”。原来，确实已经是MF的同事了。</text:p>
        <text:p text:style-name="P3">2005年10月27日, 星期四 00:03 (1022752)</text:p>
      </text:section>
      <text:section text:style-name="Sect1" text:name="Section12">
        <text:h text:style-name="P1" text:outline-level="1" text:is-list-header="true"><text:bookmark text:name="main11"/>随游：南山净业寺</text:h>
        <text:p text:style-name="P3">早上醒来，按照原计划，去净业寺。在网上查到的路线，应该在南门乘车。然则打车到南门，左右寻了好一阵，不知道车在何处。又记起曾听说在小寨可以乘车，于 是决定步行到小寨，如果找不到就去逛书店。路上问一家旅行社，沿他们的指导，乘215至长安县再换车，很快到五台。又得一位租车的刘师傅帮忙，终于到得净 业寺下。<text:line-break/><text:line-break/>净 业寺乃南山律宗之祖庭，位于秦岭山脉终南山下。站于山下左右顾盼，两侧皆是崇山峻岭，脚下山涧淙淙。对面山崖上，还有数间凉亭，想是常有人循山而上。净业 寺大门簇新，游人如织，多是学生模样。看来此处早已是民间小有名气的去处，惟我孤陋寡闻而已。进得大门，观音像后一串石阶，游人拾阶而上，而庙宇尚且云深 不知处。<text:line-break/><text:line-break/>甫一登山，很快便出了一身汗，山势虽不高，山路之陡却是香山所不能比的。一路皆有摩崖刻石，“南山正宗”、“唯我独尊”等刻石， 皆见大气势。又兼路边红叶斑斓，于是拿起相机，且行且玩赏，大约有半小时，来到了塔林处。净业寺塔林来头颇大，有玄奘法师之遗骨浮屠。回头遥望山下，空谷 闻鸟鸣。<text:line-break/><text:line-break/>进得山门来，见赵朴初所题“律宗祖庭”四字。寺院规模不甚大，然则香火兴旺。后山尚有禅院，想是静修之所，便也不再叨扰。此处原 本不是旅游点，僧人们也多有闲怠。本想籍此与佛结缘，争奈今天正有一群香港游客至此，院中知客应接不暇，只得寒暄几句，期改日再会。心知纵有向佛之愿，亦 需因缘际会，不可执著急求，于是安心游玩。<text:line-break/><text:line-break/>净业寺乃道宣法师于贞观年间所创。道宣师曾从玄奘师译经，尤擅戒律，所创南山律宗乃中国佛教戒 律之正统，净业寺戒坛亦为后世丛林戒坛之楷模。寺内至今多有“以法护法”之意，见律宗之风。弘一法师李叔同，素有逸才，在杭州时苦于病痛，乃于虎跑辟谷研 律，皈依律宗，弘四分律，功德昭彰，为世楷模。久仰弘一师之风骨才德，于律宗佛法也有更多一分的向往，今日终于得谒祖庭，心中不胜欢喜。兼之云高风清，静 心于终南美景，竟至忘返。<text:line-break/><text:line-break/>下山之后，步行约半小时即至沣裕口，乘车即可直到西安高新区，车资6元。下次再去时，亦可在吉祥村乘车至丰裕口，步行上山。即令不为拜佛求法，颇不失为登山锻炼的好去处。</text:p>
        <text:p text:style-name="P3">2005年11月12日, 星期六 18:57 (1056999)</text:p>
      </text:section>
      <text:section text:style-name="Sect1" text:name="Section13">
        <text:h text:style-name="P1" text:outline-level="1" text:is-list-header="true"><text:bookmark text:name="main12"/>随游：小雁塔，兴善寺</text:h>
        <text:p text:style-name="P3">睡至日上三竿，拉开窗帘，阳光暖暖地洒在身上，不由得，两脚又开始想要动。于是，上网搜寻，查地图，相机装进背包。目标：小雁塔，兴善寺。盛唐时佛学大兴的源头。一为义净师所取三藏真经的归宿，一为开元三大士转法轮之所在。<text:line-break/><text:line-break/>长 安荐福寺，乃大周则天皇帝敕命所建；小雁塔存义净师远赴印度所取真经，亦是宫人集资所建。十五级的密檐浮屠，沿级步上，感觉着扑面的尘土味道，有仿如隔世 之感。塔中尚有万历四十六年武进士题名碑，盖当时风气，文进士题名大雁塔，武进士题名小雁塔也。十年寒窗，一迄登榜，即可名垂青史，百年不朽，颇为可羡。 寺内另有铁钟一口，名“雁塔晨钟”，显为近代所铸，其上有义净师“在西国怀王舍城”一首，可感情怀。荐福寺多有银杏树，时值深秋，黄叶随风飘落，耳听悠然 钟声，眼观荒圻佛塔，竟浑然不知身在何处。<text:line-break/><text:line-break/>(there's an image) </text:p>
        <text:p text:style-name="P3">2005年11月6日, 星期日 19:48 (1044300)</text:p>
      </text:section>
      <text:section text:style-name="Sect1" text:name="Section14">
        <text:h text:style-name="P1" text:outline-level="1" text:is-list-header="true"><text:bookmark text:name="main13"/>厦门心情</text:h>
        <text:p text:style-name="P3">看<text:a xlink:type="simple" xlink:href="http://sports.sina.com.cn/z/2006worldcup/index.shtml">抽签</text:a>看到四点多，半梦半醒的，都记不起到底演了些什么节目，印象好像很多人在笑。阿根廷又是死亡之组，看德国抽那签，要说这没有幕后黑手那都没人信。不过貌似我还是一德国球迷呢~~<text:line-break/><text:line-break/>whl大清老早的打电话来，迷迷登登的不知道跟他说了什么，下午跟他确认一下。11点多<text:a xlink:type="simple" xlink:href="http://blog.nona.name/">冰云</text:a>冲进我房间，说去蹭饭。我说你让我再睡会，下午还写东西呢，晚饭的时候叫我。他跟我说现在就是晚饭的时候了。我向来周六只吃一顿饭的，难道还不知道到没到点么？还真当我是傻的~~<text:line-break/><text:line-break/>把<text:a xlink:type="simple" xlink:href="http://gigix.blogdriver.com/gigix/1086987.html">昨天想写的blog</text:a>写出来……脑子里面转悠的全是真三国无双，这鬼神吕布实在强到不像样。写完blog四处瞎转悠，几天不上网，这着了相的还真不少，<text:a xlink:type="simple" xlink:href="http://blog.csdn.net/myan/archive/2005/12/06/544469.aspx">myan</text:a>、<text:a xlink:type="simple" xlink:href="http://blog.csdn.net/grhunter/archive/2005/12/09/548080.aspx">grhunter</text:a>、<text:a xlink:type="simple" xlink:href="http://community.csdn.net/Expert/TopicView3.asp?id=4406544">Aiming</text:a>，悉数中招。猛禽的<text:a xlink:type="simple" xlink:href="http://raptor.we8log.com/root/entry.php?id=273">荒废论</text:a>显然是正解。“一小时几十美金呢”，应该有这样的觉悟。猛禽对<text:a xlink:type="simple" xlink:href="http://raptor.we8log.com/root/entry.php?id=296">小布尔乔亚</text:a>的训诂深得我心，法国农民他也是农民。<text:line-break/><text:line-break/>然则缪斯她还是没有找上我。<text:a xlink:type="simple" xlink:href="http://www.michaelandrenee.com/renee/">Renee</text:a>说不要在公寓里抽烟，<text:a xlink:type="simple" xlink:href="http://spaces.msn.com/members/kitty74jh">Kitty</text:a>说你赶快把文章给我，这不是又要马儿跑又要马儿不吃草么。于是推开窗户点根烟发呆，楼底有好多“公寓日租”的广告，欣赏完背山望海的美景再来个援助交际，不愧是厦大的。<text:a xlink:type="simple" xlink:href="http://spaces.msn.com/members/tropicofcapricorn/Blog/cns%211pWHV1lbJhH5CY_V40ewf9mg%21435.entry">Glacier</text:a>说她不要再用Glacier这个名字，然则我已经叫得习惯了，随便改是不行滴~~<text:line-break/><text:line-break/>周末不出去旅游就是浪费生命。赶快把该死的文章写好然后去山上转转，15~20度的天气是要珍惜滴。厦门这鬼地方，就让我在这呆上几个月吧，我不入地狱谁入地狱呢。</text:p>
        <text:p text:style-name="P3">2005年12月10日, 星期六 14:50 (1087046)</text:p>
      </text:section>
      <text:section text:style-name="Sect1" text:name="Section15">
        <text:h text:style-name="P1" text:outline-level="1" text:is-list-header="true"><text:bookmark text:name="main14"/>[如梦令]忆临安</text:h>
        <text:p text:style-name="P3">莫问关山万里<text:line-break/>浮生半日闲趣<text:line-break/>悠然忆西子<text:line-break/>钱塘一梦犹记<text:line-break/>归去 归去<text:line-break/>应是桃红柳绿</text:p>
        <text:p text:style-name="P3">2006年03月12日, 星期日 23:12 (1150281)</text:p>
      </text:section>
      <text:section text:style-name="Sect1" text:name="Section16">
        <text:h text:style-name="P1" text:outline-level="1" text:is-list-header="true"><text:bookmark text:name="main15"/>这个假期</text:h>
        <text:p text:style-name="P3">去了山清水秀的地方。是父亲的老家，却不能算我的老家。于我，是不熟悉的。<text:line-break/><text:line-break/><text:a xlink:type="simple" xlink:href="http://www.flickr.com/photos/32134807@N00/140858985/">(there's an image) </text:a></text:p>
        <text:p text:style-name="P3"><text:a xlink:type="simple" xlink:href="http://www.flickr.com/photos/32134807@N00/140858985/">2006年05月6日, 星期六 22:38 (1178992)</text:a></text:p>
      </text:section>
      <text:section text:style-name="Sect1" text:name="Section17">
        <text:h text:style-name="P1" text:outline-level="1" text:is-list-header="true"><text:bookmark text:name="main16"/><text:a xlink:type="simple" xlink:href="http://www.flickr.com/photos/32134807@N00/140858985/">乔迁新居，重见天日</text:a></text:h>
        <text:p text:style-name="P3"><text:a xlink:type="simple" xlink:href="http://www.flickr.com/photos/32134807@N00/140858985/">说的是我的书。塞在箱子里从杭州长途跋涉到北京以后，大半的书们快有两年没能出来透透气了。总算住进了新家，总算让我的书可以出来重见天日。在书架上摆放着一摞摞的书，这样的幸福感也有两年未曾体会了。<text:line-break/><text:line-break/></text:a><text:a xlink:type="simple" xlink:href="http://flickr.com/photos/32134807@N00/164124733/">(there's an image) </text:a></text:p>
        <text:p text:style-name="P3"><text:a xlink:type="simple" xlink:href="http://flickr.com/photos/32134807@N00/164124733/">2006年06月11日, 星期日 11:41 (1194143)</text:a></text:p>
      </text:section>
      <text:section text:style-name="Sect1" text:name="Section18">
        <text:h text:style-name="P1" text:outline-level="1" text:is-list-header="true"><text:bookmark text:name="main17"/><text:a xlink:type="simple" xlink:href="http://flickr.com/photos/32134807@N00/164124733/">墨尔本的阳光</text:a></text:h>
        <text:p text:style-name="P3"><text:a xlink:type="simple" xlink:href="http://flickr.com/photos/32134807@N00/164124733/">往面包上抹花生酱的时候，没来由的就想起了王娇蕊。用了略带南洋口音的娇稚语气，抿着嘴一笑道：“你知道我为什么支使你？要是我自己，也许一下子意志坚强起来，塌得极薄极薄。可是你，我知道你不好意思给我塌得太少的。”于是狠狠地敷上两勺花生酱，像是奖励自己一般。<text:line-break/><text:line-break/>那个和她极似的女人。那个一样喜欢在忙人手中里如狼似虎地抢下一点时间来的女人。倪雨裳。悄悄地便为人妻为人母了。不知道，是否还有从前那样碎花裙子与小凉鞋摇摇晃晃的率性。阳光穿透树荫，斑驳地洒在身边。<text:line-break/><text:line-break/>墨尔本的阳光是澄澈的，天空蓝得没有天理。云偶尔经过，房间便淡下来，随即又被照亮出满屋的精神。恍惚中，仿如见到倪雨裳背着手、踮着脚尖，淘气地说：“还好么？”<text:line-break/><text:line-break/>便是这般的收梢罢。</text:a></text:p>
        <text:p text:style-name="P3"><text:a xlink:type="simple" xlink:href="http://flickr.com/photos/32134807@N00/164124733/">2006年07月29日, 星期六 10:33 (1211330)</text:a></text:p>
      </text:section>
      <text:section text:style-name="Sect1" text:name="Section19">
        <text:h text:style-name="P1" text:outline-level="1" text:is-list-header="true"><text:bookmark text:name="main18"/><text:a xlink:type="simple" xlink:href="http://flickr.com/photos/32134807@N00/164124733/">我一个人……</text:a></text:h>
        <text:p text:style-name="P3"><text:a xlink:type="simple" xlink:href="http://hongcn.51.net/music/files/200502/asang03.mp3">阿桑：叶子</text:a><text:line-break/><text:line-break/>仍然独自，随便走走。在Docklands的岸边，冷清的街道和阴霾的天空，竟然有些耐不住寒意。于是跳上了<text:a xlink:type="simple" xlink:href="http://goaustralia.about.com/library/weekly/blmelbournetram.htm">City Circle Tram</text:a>，看着路边行人。才发现，原来墨尔本的街道，都已经很熟悉了。想到一个月以后就要离开，暗自的，有些恋恋。<text:line-break/><text:line-break/>(there's an image)</text:p>
        <text:p text:style-name="P3">2006年08月19日, 星期六 14:08 (1218678)</text:p>
      </text:section>
      <text:section text:style-name="Sect1" text:name="Section20">
        <text:h text:style-name="P1" text:outline-level="1" text:is-list-header="true"><text:bookmark text:name="main19"/>我的这一年</text:h>
        <text:p text:style-name="P3">其 实已经超过一年了，从加入ThoughtWorks算起的话。去年的今天，就在西安的beach上，打杂做些recruiting的事情。然后去了微软的 某个峰会做演讲，就算是正式代表ThoughtWorks亮相了，并且还见到了Roy和Markku。当时有一个重大发现：某人原来比我还要怕演讲，比我 还要紧张。此后就不那么害怕演讲了，因为总会想到某人更紧张的样子。<text:line-break/><text:line-break/>然后就去了厦门，那是12月初，awayday之后。Renee说， 完全没弄懂怎么回事，只是客套问了一句“你明天去哪儿”，得到的回答竟然是“厦门，和你们一起”。到厦门的第一天，黄亮语录就诞生了，从那以后黄亮每天都 想着要杀死我。厦门是个很好的地方，有了Perryn之后就更好，有了Benjamin之后就妙不可言。<text:line-break/><text:line-break/>元旦。春节。春节去了泉州和福 州。泉州曾经是全世界最繁荣的港口之一，现在变成了一个安静而缺乏安全感的地方。福州奶奶的一大碗面线再加上红鸡蛋，几乎要撑死了谁。春节期间厦门连吃饭 的地方都难找，不过，雅子咖喱、陶然居、大学城楼下的扁食、国贸商城的焦糖奶酪、鼓浪屿的蚵仔煎，都是美味。<text:line-break/><text:line-break/>2月就去了印度。在白云机 场，第一次见了牛总，非常有气派的。印度的日子收获很多，现在想起来一件很重要的收获是有了一帮同学，像小芳这样的。牛总和徐x买了好多的牛仔裤。回国的 路上，在曼谷机场做了个泰式足浴，只觉得睡得很香；在白云机场四人饿痨般吃了好多叉烧包，结论是印度的食品确实不行。默默不知道出于什么想法在临行前给我 500元钱叫我在曼谷给他带东西，可是我们发现曼谷的东西其实不便宜，为了帮他省钱就没有买。他直到现在还在找我还钱。我知道他也很想杀死我，但一定不会 在还钱之前。<text:line-break/><text:line-break/>印度回来之后便在北京办招待，请了900个客人，大概有600个来了，总体来说还是不错的。跟着Martin跑来跑去，参加 大会，接受采访，忙得没日没夜。北京完事以后立即又动身去上海继续办招待，那边还有300多客人。在上海看了Martin编程，结论是结对好过一个人。当 天晚上在衡山路醉倒，凌晨2点被某人带回酒店，路上问他“明天去哪里”，他说“不知道”。于是起来吃早饭的时候决定去厦门，和Martin一道又吃了美 味：禾祥西路上的素菜馆。有Benjamin陪着，一路都开心。<text:line-break/><text:line-break/>这时候北京办公室已经开张了，于是开始每天坐在窗台看建外大街人来人往。 最热的夏天将要到来之前，逃到了澳洲；又在墨尔本的树开始发芽时离开。墨尔本其实也有美食，日式鳗鱼饭、中国城里西湖饭店的牛腩面和芒果慕斯、 Hardware Lane的烤羊腿、FishBar的炸鱼薯条，只是黄亮光想着杀死我，忘记了享受生活。若不是PC伉俪的存在，估计马加爵已经再世了。<text:line-break/><text:line-break/>回 到北京之后，发现中国公司快有一半人是我不认识的，发展真快。谢凝是个有趣的人，游沁是个超级有趣的人。做了一些培训课程，到西安开始了一个新的项目，还 有一系列新的项目等着开始。这个时候，开始接受第二次的performance review。成为一个ThoughtWorker，这就已经一年了。<text:line-break/><text:line-break/>上次performance review收到的feedback，打印出来一直放在书包里，每天都会看到，提醒自己。会变得更好吧？一切都会。</text:p>
        <text:p text:style-name="P3">2006年11月18日, 星期六 15:24 (1243971)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/>
    <style:font-face style:name="Courier New1" svg:font-family="'Courier New'"/>
    <style:font-face style:name="Courier New" svg:font-family="'Courier New', Courier, Monospace"/>
    <style:font-face style:name="GB2312" svg:font-family="GB2312"/>
    <style:font-face style:name="SimSun" svg:font-family="SimSun"/>
    <style:font-face style:name="StarSymbol" svg:font-family="StarSymbol"/>
    <style:font-face style:name="Symbol" svg:font-family="Symbol"/>
    <style:font-face style:name="Times New Roman1" svg:font-family="'Times New Roman'"/>
    <style:font-face style:name="Verdana" svg:font-family="Verdana"/>
    <style:font-face style:name="courier new" svg:font-family="'courier new', courier, monospace"/>
    <style:font-face style:name="verdana" svg:font-family="verdana, arial, helvetica"/>
    <style:font-face style:name="宋体" svg:font-family="宋体"/>
    <style:font-face style:name="新宋体" svg:font-family="新宋体"/>
    <style:font-face style:name="楷体_GB23121" svg:font-family="楷体_GB2312"/>
    <style:font-face style:name="楷体_GB2312" svg:font-family="楷体_GB2312, sans-serif"/>
    <style:font-face style:name="Courier New2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Bitstream Ver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Bitstream Vera Sans" style:font-size-complex="24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DejaVu Sans" style:font-size-asian="14pt" style:font-weight-asian="bold" style:font-name-complex="Bitstream Vera Sans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DejaVu Sans" style:font-size-asian="12pt" style:font-weight-asian="bold" style:font-name-complex="Bitstream Vera Sans" style:font-size-complex="12pt" style:font-weight-complex="bold"/>
    </style:style>
    <style:style style:name="List" style:family="paragraph" style:parent-style-name="Text_20_body" style:class="list">
      <style:text-properties style:font-name-complex="Bitstream Ver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2" fo:font-size="10pt" style:font-name-asian="Courier New2" style:font-size-asian="10pt" style:font-name-complex="Courier New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eff Xiong</meta:initial-creator>
    <meta:creation-date>2007-02-23T13:33:25</meta:creation-date>
    <dc:creator>Jeff Xiong</dc:creator>
    <dc:date>2007-02-23T13:40:25</dc:date>
    <dc:language>en-US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2" meta:paragraph-count="98" meta:word-count="1242" meta:character-count="8374"/>
  </office:meta>
</office:document-meta>
</file>